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1"/>
      <text:p text:style-name="P2">陳真   |  2021.09.08 10:59   |   <text:a xlink:type="simple" xlink:href="http://palinfo.habago.org/Entry?Command=Information_PrintForum&amp;iPage=1#FORUM40972"><text:span text:style-name="T1">#</text:span></text:a></text:p>
      <text:p text:style-name="P3">許多時候真不知道台灣人睥睨大陸、宇宙第一的自信到底從哪來。 <text:line-break/><text:line-break/>你很難想像這樣一些人敢於挑戰權勢查緝不法： <text:line-break/><text:line-break/><text:a xlink:type="simple" xlink:href="https://www.youtube.com/watch?v=M0MgkSaz03Q&amp;;t=6s"><text:span text:style-name="T2">https://www.youtube.com/watch?v=M0MgkSaz03Q&amp;;t=6s</text:span></text:a></text:p>
      <text:p text:style-name="P2">馨尹   |  2021.09.08 08:35   |   <text:a xlink:type="simple" xlink:href="http://palinfo.habago.org/Entry?Command=Information_PrintForum&amp;iPage=1#FORUM40971"><text:span text:style-name="T1">#</text:span></text:a></text:p>
      <text:p text:style-name="P4">下面兩個徵兵影片，很有文化底蘊，好看超燃淚目。 <text:line-break/><text:line-break/>陕西征兵宣传片《陕西娃，当兵咧！ <text:line-break/><text:a xlink:type="simple" xlink:href="https://youtu.be/XDXeR176HtQ"><text:span text:style-name="T2">https://youtu.be/XDXeR176HtQ</text:span></text:a><text:s/><text:line-break/><text:line-break/>高原战士征兵宣传片《我是谁》 <text:line-break/><text:a xlink:type="simple" xlink:href="https://youtu.be/SWiDWOgMjVU"><text:span text:style-name="T2">https://youtu.be/SWiDWOgMjVU</text:span></text:a><text:s/><text:line-break/></text:p>
      <text:p text:style-name="P2">鄭豐遠   |  2021.09.08 07:57   |   <text:a xlink:type="simple" xlink:href="http://palinfo.habago.org/Entry?Command=Information_PrintForum&amp;iPage=1#FORUM40970"><text:span text:style-name="T1">#</text:span></text:a></text:p>
      <text:p text:style-name="P3">我輩請長纓的原曲叫作《从军行》，完整版在這裡: <text:a xlink:type="simple" xlink:href="https://youtu.be/kZYpkEAGh74"><text:span text:style-name="T2">https://youtu.be/kZYpkEAGh74</text:span></text:a><text:s/><text:line-break/><text:line-break/>講點題外話，我和鈺錠說這首曲子是小調五聲音階，也就是以中國傳統的音樂調式"宮商角徵羽"創作的，並不是西方常用的七聲音階調式，她才和我說現在有所謂新國風潮流，也就是新一代的中國文學或音樂。 <text:line-break/><text:line-break/>作為一個出生在台灣的中國人，看到現在的中國，許多時候無法表達內心的激動，有種此生無憾的感覺，可惜知音不多。</text:p>
      <text:p text:style-name="P2">鄭豐遠   |  2021.09.08 05:52   |   <text:a xlink:type="simple" xlink:href="http://palinfo.habago.org/Entry?Command=Information_PrintForum&amp;iPage=1#FORUM40969"><text:span text:style-name="T1">#</text:span></text:a></text:p>
      <text:p text:style-name="P4">陳真貼的那個影片《我輩請長纓》(<text:a xlink:type="simple" xlink:href="https://youtu.be/MGVxHmxEf9E"><text:span text:style-name="T2">https://youtu.be/MGVxHmxEf9E</text:span></text:a>) 我們也看過，真的很好看很好聽。 <text:line-break/><text:line-break/>我一直對軍人有著好感，但台灣的生活經驗曾讓我對軍人和軍隊不再尊敬，直到我認識了大陸的解放軍，才重拾了對軍人的崇敬與仰慕。中國解放軍這群人，就是不折不扣的英雄; 所謂保家衛國，愛民愛土，犧牲奉獻，所謂陽剛、正直、勇敢、無私，正是解放軍讓這些字眼有了意義。 <text:line-break/><text:line-break/>我們現在看到中國解放軍，就像小迷弟小迷妹看到偶像那樣，會露出崇拜的眼神。我知道大陸很多同胞也和我一樣，對中國的軍警消有著完全的信任和崇敬。這些人所到之處，往往人群搶著送吃送穿，"強迫"他們收下各種心意。很多女生更是夢想嫁給軍人，可見其地位之高，形象之佳到了什麼地步，這是一般台灣人無法想像的。 <text:line-break/><text:line-break/>所謂崇拜，並不是無腦為之，因為這些人對外讓敵人止步，對內救人民於水火; 除了英雄，沒有更好的字眼可以定義他們。 <text:line-break/><text:line-break/>題外話: 即便把看待事物的眼光極度淺薄化、外表化，以庸俗的方式來看待所謂軍人形象，中國解放軍的各種"顏值"仍然是世界第一名，比如說閱兵，我們這幾年經常喜歡看各種閱兵，中國軍人的形象真的是太棒了，不論男兵女兵，充滿了陽剛英氣。所謂偶像就該是這樣。 <text:line-break/><text:line-break/>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 <text:line-break/><text:line-break/>最近有所謂"白左"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 <text:line-break/><text:line-break/>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2">吳聲志   |  2021.09.07 20:51   |   <text:a xlink:type="simple" xlink:href="http://palinfo.habago.org/Entry?Command=Information_PrintForum&amp;iPage=1#FORUM40968"><text:span text:style-name="T1">#</text:span></text:a></text:p>
      <text:p text:style-name="P3">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 <text:line-break/><text:line-break/>斯里蘭卡問題可以參考百年恐怖檔案一書第8章！</text:p>
      <text:p text:style-name="P2">蔡亦鸣   |  2021.09.07 20:43   |   <text:a xlink:type="simple" xlink:href="http://palinfo.habago.org/Entry?Command=Information_PrintForum&amp;iPage=1#FORUM40967"><text:span text:style-name="T1">#</text:span></text:a></text:p>
      <text:p text:style-name="P4">插个话，其实秉叡在18年9月时就在巴勒网留言板介绍了David Wan 的那篇媒体去雄化文章。</text:p>
      <text:p text:style-name="P2">陳真   |  2021.09.07 18:49   |   <text:a xlink:type="simple" xlink:href="http://palinfo.habago.org/Entry?Command=Information_PrintForum&amp;iPage=1#FORUM40966"><text:span text:style-name="T1">#</text:span></text:a></text:p>
      <text:p text:style-name="P3">(續六) <text:line-break/><text:line-break/>我指的娘炮不是一種外表或外在言行，而是個性。許多女性，外在柔弱，內在堅毅剛強，自有定見，不隨俗浮沉。因此，男女都一樣，外表如何不是問題，有問題的是內在個性的馴服與弱化，包括弱智化。 <text:line-break/><text:line-break/>黨外時，寫過許多這方面的文章，那時候沒有娘炮一詞，我給它取個名稱叫小表哥小表妹。 <text:line-break/><text:line-break/>此一問題由來已久。而且，島內不管誰當家，全是故意為之，故意讓年輕一代變得軟綿綿傻乎乎。蔣家時代的手段之一就是救國團之深入校園。 <text:line-break/><text:line-break/>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 <text:line-break/><text:line-break/>這就是當時的大學生最熱衷的團康活動，謂之自強活動，展現年輕人 "自立自強" 的 "熱情活力"。黨國就是希望你變成那樣一種軟綿綿傻呼呼的小表哥小表妹，對政治無知，對現實無感，卻又忠黨愛國，仇視黨外；凡是批評政府黨國者，便是企圖破壞民主自由的中共同路人。 <text:line-break/><text:line-break/>舉個例，大約是1987或1988年，我們不過十來個黨外人士，準備於228那一天在高雄愛河畔聚集，紀念228。結果呢？國民黨很厲害，馬上也宣佈要在228那一天於愛河畔同一地點舉辦一個展現年輕人 "熱情活力" 的跨校大型雷射舞會。 <text:line-break/><text:line-break/>當時的年輕人或學生一面倒支持國民黨，你若硬要在同一時間同一地點舉辦 "不愛國" 的反政府陰謀活動，保證會當場被熱力四射的學生們給當成過街老鼠打。但是，後來我和幾個黨外人士決定要來個硬碰硬，打算去熱力四射的舞會現場直接面對青春洋溢的小表哥小表妹們。 <text:line-break/><text:line-break/>那天下午，情治單位得到消息，鎮暴部隊馬上把整個愛河附近給團團圍住，封鎖面積非常廣，僅次於美麗島事件，非常誇張。 <text:line-break/><text:line-break/>這類故事的重點在於：小表哥小表妹經常就是黨國用來對付異己的鐵桿部隊。不管如何改朝換代，本質不變，只是效忠的黨國顏色由藍轉綠而已，一樣滿口民主自由，一樣軟綿綿傻呼呼，一樣仇視黨國的敵人。 <text:line-break/><text:line-break/>我要說的是：娘炮畢竟不是一種外表，而是一種個性的從眾與馴服，一種心智的集體弱化。這不是偶然，也不是天然，更不是自由意志的選擇，這是人為加工的政治產品，因應某種政治需要，出於某種戰略目的。</text:p>
      <text:p text:style-name="P2">陳真   |  2021.09.07 11:25   |   <text:a xlink:type="simple" xlink:href="http://palinfo.habago.org/Entry?Command=Information_PrintForum&amp;iPage=1#FORUM40965"><text:span text:style-name="T1">#</text:span></text:a></text:p>
      <text:p text:style-name="P4">(續五) <text:line-break/><text:line-break/>比較一下兩岸的某種感覺： <text:line-break/><text:line-break/>台灣軍校招生(我真不敢相信我的眼睛)： <text:line-break/><text:line-break/><text:a xlink:type="simple" xlink:href="https://www.facebook.com/tsaichengyuan/videos/618464675821491/"><text:span text:style-name="T2">https://www.facebook.com/tsaichengyuan/videos/618464675821491/</text:span></text:a><text:s/><text:line-break/><text:line-break/><text:a xlink:type="simple" xlink:href="https://www.youtube.com/watch?v=3rHDXxZd_8I"><text:span text:style-name="T2">https://www.youtube.com/watch?v=3rHDXxZd_8I</text:span></text:a><text:s/><text:line-break/><text:line-break/>大陸軍校招生：何懼風雨來，我輩請長纓： <text:line-break/><text:line-break/><text:a xlink:type="simple" xlink:href="https://www.youtube.com/watch?v=MGVxHmxEf9E"><text:span text:style-name="T2">https://www.youtube.com/watch?v=MGVxHmxEf9E</text:span></text:a><text:s/><text:line-break/><text:line-break/>上海的這段徵兵廣告我看了很多遍，很動人，歌很好聽。 <text:line-break/><text:line-break/>我覺得，兩岸差異不僅僅是娘不娘的問題，而是一種窩囊感，小表哥小表妹打打鬧鬧情情愛愛很沒出息很媽寶的感覺；痛痛喔，乖乖哦，倫家心裏如何呢，那樣一種感覺。 <text:line-break/><text:line-break/>另一種更大的差異則是文化內涵，這也是住在島內最痛苦的事情之一。台灣社會的表達方式永遠就是那幾個句型，講得出來 "我輩請長纓" 這種句子嗎？ <text:line-break/><text:line-break/>這大概就是去 "中國化"、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 <text:line-break/><text:line-break/>那些傻傻跟著 "去中國化" 的人，可能連自己失去什麼都不知道。中文不好學，更不用說浩瀚無涯的中華文化。外國人難以企求的寶藏，而我們垂手可得，卻有人居然傻到說中華文化是毒素。</text:p>
      <text:p text:style-name="P2">許世勤   |  2021.09.07 10:45   |   <text:a xlink:type="simple" xlink:href="http://palinfo.habago.org/Entry?Command=Information_PrintForum&amp;iPage=1#FORUM40964"><text:span text:style-name="T1">#</text:span></text:a></text:p>
      <text:p text:style-name="P3">最近老婆同事來家裡作客，我們一起聽了一些很有「年代感」的歌曲， <text:line-break/>像是「永遠不回頭」「烈火青春」，也聽了一首「你的答案」。 <text:line-break/><text:line-break/>我不喜歡一些無病呻吟、或不知所謂的歌詞。 <text:line-break/><text:line-break/>那些具有「年代感」的老歌，有著青春的奮鬥，或是對人生的深刻體悟， <text:line-break/>邊聽邊唱，有種「真實感」。 <text:line-break/>再怎麼辛苦，依然在路上。 <text:line-break/><text:line-break/>大學畢業的時候，某位貴賓致詞提到「年輕人要有野心」，要去「追逐理想」。 <text:line-break/>但是後來台灣興起「小確幸」，不然就是龍應台式的空靈人生觀。 <text:line-break/>大家似乎只能羨慕起富二代，對薪資結構的不平等低頭， <text:line-break/>就像Trump洋洋得意地說：「這個世界本來就不公平！」 <text:line-break/>其實資本結構就是要我們低頭、「認份」。 <text:line-break/>對照我過去得到的指導「我前方沒有路，路出現在我之後」， <text:line-break/>現在的年輕人普遍只想「躺平」，我能理解那種無力感。 <text:line-break/><text:line-break/>如果「躺平」就是一個普遍的社會風氣，人民普遍不再為理想奮鬥， <text:line-break/>為那一絲絲看似毫無希望的可能性努力，這就是資本帝國最希望看見的。 <text:line-break/><text:line-break/>沒有什麼比一具失去靈魂的空殼來得容易控制， <text:line-break/>文化這種「軟實力」，如同金庸筆下的「十香軟筋散」， <text:line-break/>不是要你命，就要你無從抵抗。 </text:p>
      <text:p text:style-name="P2">許世勤   |  2021.09.07 09:30   |   <text:a xlink:type="simple" xlink:href="http://palinfo.habago.org/Entry?Command=Information_PrintForum&amp;iPage=1#FORUM40963"><text:span text:style-name="T1">#</text:span></text:a></text:p>
      <text:p text:style-name="P4">記得我小時候，政府曾推出一個以卡通製作的宣導短片， <text:line-break/>內容是一個小女生受到惡狼的欺負，有一個小男生挺身而出為小女生奮戰， <text:line-break/>最後小男生成功營救了小女生，卻不幸負傷身亡... <text:line-break/><text:line-break/>這個短片當時對我衝擊很大，尤其是在「哥哥爸爸真偉大」的那個年代。 <text:line-break/>包括跆拳道館的教練，都告訴我們「男生就是要有力量，要保護女生」， <text:line-break/>那個時候台灣社會的風氣其實相當陽剛。 <text:line-break/><text:line-break/>我小時候因為體型瘦弱，這讓我感到相當不服氣， <text:line-break/>所以在班上都在跟大家比誰的力氣大、誰跑得最快、誰躲避球K得最大力。 <text:line-break/><text:line-break/>陽剛不陽剛，風氣的影響很大。 <text:line-break/><text:line-break/>因為家裡在菜市場一帶討生活，我爸為了讓我體驗「人生」， <text:line-break/>曾把我跟我弟送去果菜市場當搬運工。 <text:line-break/>同樣是大學生，其他年輕人在談情說愛，我卻是在學習怎麼跟檳榔西施「講幹話」。 <text:line-break/>我在艷陽下，跟一群彪形大漢一同搬貨、嚼檳榔、喝保力達。 <text:line-break/>聽這群大漢聊他們的人生，身上的刺青怎麼來的，還有打架怎麼站穩腳跟的「經驗談」。 <text:line-break/><text:line-break/>不過那時候日本的「傑尼斯」系「美男子」當道， <text:line-break/>我們那個環境的人，如果你還年輕，女孩子只會嫌棄你的汗臭。 <text:line-break/>「以貌取人」只是基本，作為「低端人口」會讓你更深刻的體會到什麼是階級差異。 <text:line-break/>陽剛=低端魯蛇，陰柔=人生勝利組，這樣的方程式早已深入人心。 <text:line-break/><text:line-break/>前陣子我家附近有流氓率眾砸店，警方獲報趕往現場的時候， <text:line-break/>我看著一群小流氓四處作鳥獸散，看起來就像「飼料雞」逃跑的模樣。 <text:line-break/>連流氓都養成了飼料雞，軍隊就更不用說，年輕人連「革命」都還要立法院開冷氣。 <text:line-break/><text:line-break/>大陸著手整治「娘泡」文化、重整風氣，我覺得很好。 </text:p>
      <text:p text:style-name="P2">張萬康   |  2021.09.07 07:08   |   <text:a xlink:type="simple" xlink:href="http://palinfo.habago.org/Entry?Command=Information_PrintForum&amp;iPage=1#FORUM40962"><text:span text:style-name="T1">#</text:span></text:a></text:p>
      <text:p text:style-name="P3">陰柔粉面的男藝人，若三觀不正，對中國女粉影響巨大，愛國意識和團結意識都會被蠶食而鬆動，甚至是給鯨吞丕變。 <text:line-break/><text:line-break/>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 <text:line-break/><text:line-break/>連我這位朋友都這樣暈了，其他三觀不夠正的年輕人會怎麼想？還會愛國嗎？他們認為自己被國家拋棄了。他們對國家人民還有多少團結的心情？ <text:line-break/><text:line-break/>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 <text:line-break/><text:line-break/>很多大陸的自由派、公知、恨國黨，腦子搞不清狀況，他們愛說大陸給人民限制性很大，反對大陸的集體主義。他們想像不出西方的五眼聯盟更可怕。他們喜歡給一些自認叛逆的文青洗腦，十分之煽動。 <text:line-break/><text:line-break/>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CIA多少資助，或是靠恨國來圈粉而取得了多少好處？很多邪門的大V可是有不少粉絲的；毒素之強，文字中常發獰笑，或是陰陽怪氣在噴什麼戳什麼。 <text:line-break/><text:line-break/>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 <text:line-break/><text:line-break/>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2019香港反送中，習居然定得住，平靜處理，我看五眼聯盟的元首和特工們驚到下巴都歪了）。 <text:line-break/><text:line-break/>「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 <text:line-break/><text:line-break/>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 <text:line-break/><text:line-break/>我那朋友對我解釋張哲翰：「他只是大大咧咧！」我不敢答覆什麼，怕刺激她情緒，看她這樣悲憤有點叫我訝異也不忍心，只能送出希望她保重的話語。 <text:line-break/><text:line-break/>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 </text:p>
      <text:p text:style-name="P2">陳真   |  2021.09.07 00:51   |   <text:a xlink:type="simple" xlink:href="http://palinfo.habago.org/Entry?Command=Information_PrintForum&amp;iPage=2#FORUM40960"><text:span text:style-name="T1">#</text:span></text:a></text:p>
      <text:p text:style-name="P3">(續四) <text:line-break/><text:line-break/>我並不是在討論娘炮文化的成因，而只是在陳述一個基本事實，亦即CIA 長期以來對於東亞有著一套可以找到無數證據的文化戰略(就連我的業餘程度恐怕都足以寫成一本書)，藉著全面且滴水不漏地控制各國的媒體或演藝圈與文化圈，塑造某種主流文化與氛圍及價值取向與審美觀等等等，弱化該國意志，使之有利於殖民。 <text:line-break/><text:line-break/>這不是推論，不是假設，更不是什麼陰謀論，也不是一種觀點，而只是一個明目張膽、鋼鐵般的基本事實。 <text:line-break/><text:line-break/>謝謝成功提供David Wan寫的這篇文章--【现代全球蒙古系男媒体去雄化现象】，強烈推薦： <text:line-break/><text:line-break/><text:a xlink:type="simple" xlink:href="https://bit.ly/3h9Lkgi"><text:span text:style-name="T3">https://bit.ly/3h9Lkgi</text:span></text:a><text:span text:style-name="T2"><text:s/></text:span><text:line-break/><text:line-break/>如果你真心想要了解事實，那就好好把上述這篇文章看完。看完之後，你就會相信我所言不虛。不但不虛，而且事實上我所講的一切都還太客氣了，恐怕連描述冰山一角之邪惡程度都還談不上。 <text:line-break/><text:line-break/>不管你對於娘炮流行文化有多少解釋，都不影響我所指出的這個基本事實。而且，所謂文化戰略，娘炮只是其中一個小環節。所謂You are what you eat. 你吃了什麼，就會成為什麼。殖民者總是會精心為你製造各種飼料配方，好讓你成為他所希望的那副模樣。 <text:line-break/><text:line-break/>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 <text:line-break/><text:line-break/>認識了CIA，基本上也就認識了美國，認識了世界政治的基本運作模式。 <text:line-break/><text:line-break/>美國透過二戰甲級戰犯與黑道及各方貪官污吏與無良財閥，控制日本媒體到了滴水不漏的程度。做為美國殖民地，就連日、韓都尚且如此卑賤，更不用說台灣了。 <text:line-break/><text:line-break/>台灣的媒體一樣幾乎全數掌握在CIA 手裏，難道你會以為台灣舉世罕見的無腦媒體只是一種偶然或天然產物？當然不是。那是一種精心製造的文化、思想與輿論操控，藉著二十幾年來完全徹底弱智、空洞與低能的媒體內容(保證全世界找不到更低能更空洞的媒體了)，搭配無日無之的無數謊言與仇中反華造謠抹黑，型塑台灣的下一代，使之腦子完全空洞化、弱智化，做為一種仇中反華的無腦政治工具。 <text:line-break/><text:line-break/>日本八、九成的民眾仇中反華，特別是年輕一代，更是如此。台灣亦然。難道你以為這只是一種偶然？一種天然仇中？當然不是。 <text:line-break/><text:line-break/>Baruch de Spinoza 有句話說，"一顆被拋向空中的石子，如果石頭會思索，它會以為是自己在飛行"。我並不排斥某種形式的個人主義，相反地，我認為它無比重要。正因為它無比重要，因此我們該認清一己思維與言行之由來。所謂自由意志，也許並不如我們想像的那般充沛與獨立。 <text:line-break/><text:line-break/>腦殘人士是我心頭最不可思議的一塊肉，我這一聲聲警鐘乃是為腦殘們而敲響。當我知百說一，尚且對於認知之事難有把握，更何況那些日日夜夜吃著CIA調製的 "無腦牌飼料" 長大的群眾們。建立關於洗腦的病識感，是走向思想與精神解放的第一步。</text:p>
      <text:p text:style-name="P2">富康   |  2021.09.06 23:35   |   <text:a xlink:type="simple" xlink:href="http://palinfo.habago.org/Entry?Command=Information_PrintForum&amp;iPage=2#FORUM40959"><text:span text:style-name="T1">#</text:span></text:a></text:p>
      <text:p text:style-name="P4">我覺得東亞男性變娘這事大家不用太憂心 <text:line-break/>生命會找到出路 <text:line-break/><text:line-break/>蜂巢中如果女王蜂消失 <text:line-break/>又沒有原本預定的女王蜂 <text:line-break/>原來不具生殖能力的工蜂就會有一隻出現生殖能力 變成女王蜂 <text:line-break/><text:line-break/>有種河魚 是一夫多妻 <text:line-break/>一群母魚和一條公魚一起生活交配 <text:line-break/>要是公魚消失 母魚中會自然有一條母魚 <text:line-break/>變性成為公魚 <text:line-break/><text:line-break/>中國歷代都有 娘泡 同性戀 <text:line-break/>龍陽之癖 短袖之癖 兔兒爺 明朝流行的男色 服妖 <text:line-break/>但只要社會變遷 這種一時的風潮 就會被吹散 <text:line-break/><text:line-break/>我覺得與其擔心 乾綱不振 不如覺得 <text:line-break/>這是經濟起飛 人權高漲 人人都能選擇自己要的生活型態 表達自己覺得的美 <text:line-break/>而不須要所有人硬塞入一個公定的框架 <text:line-break/>覺得 男人就要這樣 女人只能這樣</text:p>
      <text:p text:style-name="P2">富康   |  2021.09.06 23:23   |   <text:a xlink:type="simple" xlink:href="http://palinfo.habago.org/Entry?Command=Information_PrintForum&amp;iPage=2#FORUM40958"><text:span text:style-name="T1">#</text:span></text:a></text:p>
      <text:p text:style-name="P3">娘泡和蛇精男整形的共同點 就是削錐子下巴 <text:line-break/>因為男性荷爾蒙濃度越高 下巴越寬大 <text:line-break/>反之下巴越尖 <text:line-break/><text:line-break/>而食物越精緻 下巴也會越尖 <text:line-break/><text:line-break/>歐美國家因為已開發很多年 所以下巴變尖很多年了 <text:line-break/><text:line-break/>但東亞地區開發較晚 食物在這幾十年才逐漸變細緻柔軟 所以可以明顯看到 七八十歲的老男人多半寬下巴 十幾二十歲的年輕男人多半尖下巴 <text:line-break/><text:line-break/>與其說是美國陰謀讓東亞男變娘泡 <text:line-break/>不如說是美式飲食 美國引進的餐飲工業 <text:line-break/>讓東亞男下巴變尖變娘 <text:line-break/><text:line-break/><text:a xlink:type="simple" xlink:href="https://tw.appledaily.com/lifestyle/20190722/ZRLWJGYOH5J6VVYOXCY2OGLNW4/"><text:span text:style-name="T2">https://tw.appledaily.com/lifestyle/20190722/ZRLWJGYOH5J6VVYOXCY2OGLNW4/</text:span></text:a></text:p>
      <text:p text:style-name="P2">富康   |  2021.09.06 23:07   |   <text:a xlink:type="simple" xlink:href="http://palinfo.habago.org/Entry?Command=Information_PrintForum&amp;iPage=2#FORUM40957"><text:span text:style-name="T1">#</text:span></text:a></text:p>
      <text:p text:style-name="P4">關於東亞男星娘泡化 <text:line-break/>我提出一些和前面不太一樣的觀點 <text:line-break/>先說結論 <text:line-break/>這是一種人類族群潛意識下的自救行為 <text:line-break/><text:line-break/><text:a xlink:type="simple" xlink:href="https://kknews.cc/zh-tw/world/am6j4qv.html"><text:span text:style-name="T2">https://kknews.cc/zh-tw/world/am6j4qv.html</text:span></text:a><text:s/><text:line-break/>約翰·卡爾宏（John B. Calhoun） <text:line-break/>的老鼠天堂實驗 能解釋娘泡化 <text:line-break/><text:line-break/>““選擇逃避社會的老鼠成了「宅男」，等大家睡覺後才出來活動吃東西，它們不參與任何活動，包括求偶交配； <text:line-break/><text:line-break/>而新一代的老鼠呢，由於沒有交配、養育或社會角色的概念，他們將所有的時間用來進食、睡覺和梳理毛髮，被稱為「美麗的人」。”” <text:line-break/><text:line-break/>東亞儒家文化區 人口非常密集 香港籠民 台灣無殼蝸牛 日本太空艙房屋 <text:line-break/>皆因地狹人稠而產生 <text:line-break/><text:line-break/>現代生活有許多壓力 <text:line-break/>住在地域廣闊 人煙稀少 打開門就能大聲嘶吼 能和美國牛仔一樣天天烤牛排吃 多Man啊 <text:line-break/><text:line-break/>但在東亞國家 很多人打開窗戶就能看到鄰居家陽台衣服曬幾件 上下班擠電車 牛排羊排這些高熱量能補充人體精氨酸的食物也貴 <text:line-break/>真的讓人雄糾糾 氣昂昂不起來 <text:line-break/><text:line-break/>當男性潛意識發覺 自己留下後代的機率極低 <text:line-break/>既然不會有後代 就做自己喜歡做 又作的起事吧 <text:line-break/>喜歡上網ACG的就當宅男 <text:line-break/>熱愛打扮自己就成娘泡 <text:line-break/><text:line-break/>如果所有男性都不放棄交配 留下後代的機會 <text:line-break/>男性間為了爭奪性資源會開始軍備競賽 <text:line-break/>最後浪費無數社會資源 誘發數不盡的犯罪 <text:line-break/><text:line-break/><text:line-break/><text:line-break/><text:line-break/></text:p>
      <text:p text:style-name="P2">鄭豐遠   |  2021.09.06 20:47   |   <text:a xlink:type="simple" xlink:href="http://palinfo.habago.org/Entry?Command=Information_PrintForum&amp;iPage=2#FORUM40956"><text:span text:style-name="T1">#</text:span></text:a></text:p>
      <text:p text:style-name="P3">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 <text:line-break/><text:line-break/>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 <text:line-break/><text:line-break/>和多數其他國家不同，新中國的根是陽剛強悍的，否則這國家不可能一出場就在朝鮮戰爭和越戰把美國狠狠教訓一頓 (不知道的請自己去查歷史)。美國自新中國誕生起就知道它的厲害，七十年來想方設法就是要毀掉它的陽剛和血性。沒有陽剛之氣的中國人會成什麼樣子，看看我們台灣人就知道了。 <text:line-break/><text:line-break/>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2">陳真   |  2021.09.06 15:19   |   <text:a xlink:type="simple" xlink:href="http://palinfo.habago.org/Entry?Command=Information_PrintForum&amp;iPage=2#FORUM40955"><text:span text:style-name="T1">#</text:span></text:a></text:p>
      <text:p text:style-name="P4">成功您好， <text:line-break/><text:line-break/>我的email: emirchen@gmail.com <text:line-break/></text:p>
      <text:p text:style-name="P2">梁成功   |  2021.09.06 10:35   |   <text:a xlink:type="simple" xlink:href="http://palinfo.habago.org/Entry?Command=Information_PrintForum&amp;iPage=2#FORUM40953"><text:span text:style-name="T1">#</text:span></text:a></text:p>
      <text:p text:style-name="P3">陈医师，A hsin： <text:line-break/>谢谢提点，是我太“单纯”了 <text:line-break/>昨天晚上我一边跟同学聊起这种见解一边在网上查资料，可读的华文资料很多都源于乌鸦校尉一篇受官方智库转发的文章，但这篇文章文风实在难以恭维，而且存在基本事实的错误。他建议我去知乎上查一下“东亚去雄化”的问题，我找到了这篇： <text:line-break/><text:a xlink:type="simple" xlink:href="https://www.zhihu.com/question/267834076/answer/487146369?utm_source=wechat_session&amp;;utm_medium=social&amp;;utm_oi=1231645040247406592&amp;;utm_content=group3_Answer&amp;;utm_campaign=shareopn"><text:span text:style-name="T2">https://www.zhihu.com/question/267834076/answer/487146369?utm_source=wechat_session&amp;;utm_medium=social&amp;;utm_oi=1231645040247406592&amp;;utm_content=group3_Answer&amp;;utm_campaign=shareopn</text:span></text:a><text:s/><text:line-break/>我花了接近两个小时浏览了一下原文（接近十万字），杰尼斯事务所相关内容在60%左右的地方。 <text:line-break/>作者的史料引证与使用做的十分稳健与翔实，论证严密，对许多技术性细节作了补充（当然，代价是篇幅长，看完的人不会太多），我现在可以接受这样的观点。 <text:line-break/><text:line-break/>我以前的时候在《中国国家地理》上看到过一篇讲19世纪美国华工的文章，里面有一张太平洋铁路公司的宣传画“我们建造铁路，铁路改变美国”，那上面的华工形象非常正面：穿着汗衫，体格壮实，阳光自信。那是我在各种中外画报中看到的最正面的华人形象（可能没有之一）。后来就很难看到这样的华人形象了，乃至于政治正确流行的今天。可惜我们自己的文化中，这种形象也并没有受到应有的推崇，看我们古代那些言情小说便可知，短衫汉是难以成为主角的的。 <text:line-break/>那位知乎答主还写了一篇文章，关于“东亚人生来IQ高”的迷思，提示了某些我之前压根想都没想过的问题：https://zhuanlan.zhihu.com/p/58806110 <text:line-break/>我自己既有的知识背景则告诉我关于”娘化现象“另外的一些东西。中国历史上男性形象雌化的现象在不少时代都存在，观世音菩萨就是一个例子，再比如，《荀子.非相篇》中就说“今世俗之乱君，乡曲之儇子，莫不美丽姚冶，奇衣妇饰，血气态度拟于女子；妇人莫不愿得以为夫，处女莫不愿得以为士，弃其亲家而欲奔之者，比肩并起。”还比如新中国的《女驸马》中依然能看到“美男若妇”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娘炮文化“的流行一部分地和东亚女性对婚恋生育的传统观念减弱有关，虽然这不会是决定性因素。 <text:line-break/><text:line-break/>从中日历史上来看，这种对雌化男性（或者是男童）的偏好经常在统治阶级中出现，并且常常伴随着对弱势者的性剥削（类似于喜多川所做的那样），题外话。 <text:line-break/><text:line-break/>当然，以上提到的这些东亚男性雌化客观因素的存在与美国情治机关严密操作的存在并无矛盾，这里仅是作为一种视角上的补充。男性雌化可以是传统的社会意识形态与动员机制衰退的结果，它某种程度上也就可以成为其原因。 <text:line-break/>============= <text:line-break/>陈医师： <text:line-break/>关于我自己的性别认同我有时会很难受，这几天来我能感觉到自己某种疾病的复发势头与此有关，我准备私下写信给您。信有点长，如果您愿意在百忙之中抽空看完，我会很感激。 <text:line-break/></text:p>
      <text:p text:style-name="P2">陳真   |  2021.09.05 23:00   |   <text:a xlink:type="simple" xlink:href="http://palinfo.habago.org/Entry?Command=Information_PrintForum&amp;iPage=2#FORUM40952"><text:span text:style-name="T1">#</text:span></text:a></text:p>
      <text:p text:style-name="P4">(再續) <text:line-break/><text:line-break/>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 <text:line-break/><text:line-break/>台灣人的基本形象就是那樣：沒文化、土裏土氣、貪心膽小，猥瑣鄙俗、帶點弱智的各種邊緣人物。 <text:line-break/><text:line-break/>至於外省人明星歌星，則一概俊男美女，光鮮亮麗，字正腔圓，明大義，明事理，情感真切，有為有守，懷抱理想。 <text:line-break/><text:line-break/>你總不會說這是一種天然、自主的文化現象吧？！當然不是，這是一個族群殖民另一個族群的文化戰略。我不只用槍炮黑牢來整你，我更能從你的內在根本上摧毀你的整個族群尊嚴，打擊你的自我認同，從根削弱你的反抗能力。 <text:line-break/><text:line-break/>文化是一種無形槍炮，強過原子彈。西方人長久以來也就是如此在型塑異族的文化形象與自我認同，藉以削弱異己。這不是一種無意中的 "錯認" (misidentification)與 "誤解"，而是透過由情治單位操控的各國大資本所精心策畫的一種文化戰略。 <text:line-break/><text:line-break/>你從西方電影特別是好萊塢電影就能看得出來，洋人全是 "一個能打一個師" 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 <text:line-break/><text:line-break/>這是天然產生的文化現象嗎？當然不是。文化就跟教育一樣，都不是什麼天然產物。 <text:line-break/><text:line-break/>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 <text:line-break/><text:line-break/>你看，復旦大學在匈牙利設分校，居然被妖魔化成那樣，很離譜，好像中國不是要來匈牙利設立一所大學，而是要來設立一座屠殺集中營，三分之二的匈牙利人反對設校。 <text:line-break/><text:line-break/>把文化現象看成什麼中立事項，那只是自欺欺人。亞洲的娘砲明星文化，不折不扣就是 CIA 的傑作，就像一種閹割，讓你從根娘起。娘炮如果那麼好，洋人怎麼從來不把箭頭指向自己的國家、自己的民族、自己的子女？ <text:line-break/><text:line-break/>這並不是說我們歧視任何柔弱的男性，就好像我們從不歧視低學歷或低階與弱智一樣。這只是表明，這一切你以為天然的事物，事實上就是戰爭與殖民的重要一環。 <text:line-break/><text:line-break/>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 <text:line-break/><text:line-break/>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 <text:line-break/><text:line-break/>隨著仇中反華、舔美媚日的政治需要，過去這十幾年來，台灣各地大搞各種美化日本的形象工程，歪曲史實，把本應是仇敵的喪心病狂日本鬼子給捧成大恩人，捧成台灣人的祖宗，美化日本文化，漂白血腥至極的殖民台灣史。 <text:line-break/><text:line-break/>相反地，像台奸人渣報紙自由時報，長年以來，每天就只報導一件事，那就是醜化中國人，然後洗腦大家說台灣人不是中國人，中國人又髒又臭又病又醜，沒文化，沒人權，沒自由。它媽的每天就是造謠這些東西。 <text:line-break/><text:line-break/>如果你能理解這些文化戰略與宣傳戰，為何你會以為風靡亞洲的娘炮文化只是一種天然、清純的個人文化認同？因此不應干預與質疑、不應批評？否則就是政治不正確？ <text:line-break/><text:line-break/>相較於西方社會在管控文化堡壘上的滴水不漏，中國大陸根本就像個不設防的城市，長年以來任人進出，為所欲為。 <text:line-break/><text:line-break/>(待續)</text:p>
      <text:p text:style-name="P2">陳真   |  2021.09.05 19:05   |   <text:a xlink:type="simple" xlink:href="http://palinfo.habago.org/Entry?Command=Information_PrintForum&amp;iPage=2#FORUM40951"><text:span text:style-name="T1">#</text:span></text:a></text:p>
      <text:p text:style-name="P3">（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amp;iPage=2#FORUM40950"><text:span text:style-name="T1">#</text:span></text:a></text:p>
      <text:p text:style-name="P4">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2">梁成功   |  2021.09.05 17:55   |   <text:a xlink:type="simple" xlink:href="http://palinfo.habago.org/Entry?Command=Information_PrintForum&amp;iPage=2#FORUM40949"><text:span text:style-name="T1">#</text:span></text:a></text:p>
      <text:p text:style-name="P3">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陳真   |  2021.09.05 19:05   |   <text:a xlink:type="simple" xlink:href="http://palinfo.habago.org/Entry?Command=Information_PrintForum#FORUM40951"><text:span text:style-name="T4">#</text:span></text:a></text:p>
      <text:p text:style-name="P3">（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FORUM40950"><text:span text:style-name="T4">#</text:span></text:a></text:p>
      <text:p text:style-name="P4">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2">梁成功   |  2021.09.05 17:55   |   <text:a xlink:type="simple" xlink:href="http://palinfo.habago.org/Entry?Command=Information_PrintForum#FORUM40949"><text:span text:style-name="T4">#</text:span></text:a></text:p>
      <text:p text:style-name="P3">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陳真   |  2021.09.05 17:27   |   <text:a xlink:type="simple" xlink:href="http://palinfo.habago.org/Entry?Command=Information_PrintForum#FORUM40948"><text:span text:style-name="T4">#</text:span></text:a></text:p>
      <text:p text:style-name="P4">亞洲男明星或偶像個個陰陰柔柔不男不女的，人們以之為時尚，一大部份是一種型塑，而非天然而成，就如同什麼天然獨一樣自欺欺人。型塑的力量來自西方對於殖民東方的一套文化戰略。 <text:line-break/><text:line-break/>有空再寫。待續。</text:p>
      <text:p text:style-name="P2">A hsin   |  2021.09.05 15:39   |   <text:a xlink:type="simple" xlink:href="http://palinfo.habago.org/Entry?Command=Information_PrintForum#FORUM40947"><text:span text:style-name="T4">#</text:span></text:a></text:p>
      <text:p text:style-name="P3">最近大陸連續出了幾個政策， <text:line-break/><text:line-break/>1.中國官方再發限娛令！杜絕「娘炮」審美、全面禁播偶像養成節目 <text:line-break/><text:a xlink:type="simple" xlink:href="https://www.gvm.com.tw/article/82139"><text:span text:style-name="T2">https://www.gvm.com.tw/article/82139</text:span></text:a> <text:line-break/>2.中國大陸教育倡「雙減」　將立法禁補習班收費 <text:line-break/><text:a xlink:type="simple" xlink:href="https://news.tvbs.com.tw/focus/1566194"><text:span text:style-name="T2">https://news.tvbs.com.tw/focus/1566194</text:span></text:a> <text:line-break/>3.陸嚴縮遊戲時間 未成年假日僅能玩一小時 <text:line-break/><text:a xlink:type="simple" xlink:href="https://ctee.com.tw/news/china/509949.html"><text:span text:style-name="T2">https://ctee.com.tw/news/china/509949.html</text:span></text:a> <text:line-break/><text:line-break/>看到很多網友罵，但覺得是德政， <text:line-break/>很多台灣人崇拜歐美，如果有在美國生活過會發現， <text:line-break/>他們的男明星不娘，小孩幾乎沒有補習，熱愛戶外勝於電玩， <text:line-break/>男明星娘化、高補習時數和電玩文化， <text:line-break/>不知為何近年會在美國爸爸底下的國家如日本、韓國、台灣很風行。 </text:p>
      <text:p text:style-name="P2">孫從輔   |  2021.09.04 06:09   |   <text:a xlink:type="simple" xlink:href="http://palinfo.habago.org/Entry?Command=Information_PrintForum#FORUM40946"><text:span text:style-name="T4">#</text:span></text:a></text:p>
      <text:p text:style-name="P4">中國大陸人口是台灣的50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 <text:line-break/><text:line-break/>反倒是台灣人，不去認識真實的世界，反而自滿於生活現狀，自嗨於媒體宣傳的假象，那麼整個社會每況愈下也是可預期的。</text:p>
      <text:p text:style-name="P2">李念淨   |  2021.09.03 14:04   |   <text:a xlink:type="simple" xlink:href="http://palinfo.habago.org/Entry?Command=Information_PrintForum#FORUM40945"><text:span text:style-name="T4">#</text:span></text:a></text:p>
      <text:p text:style-name="P3">中文世界對俄羅斯與蘇聯的敘事絕大多數受到冷戰美國宣傳的影響都偏離現實許多，比方蘇聯的計劃經濟就並非是共產黨首創，而是列寧、史達林與帝俄時期的官僚集體研究而產生出來的混合物。 <text:line-break/><text:line-break/>再比方說大清洗，也並非史達林一人獨斷專行有意識下的產物，而是1920年俄國內戰的延伸，布爾什維克黨擴充太快，俄羅斯各地方勢力、階級的互相衝突，再再都促進了1937年蘇聯大清洗的程度跟深度。 <text:line-break/><text:line-break/>中國最幸運的地方，就是1950跟1980先後引進了蘇聯式及美國式的工業跟資本，尤其是1950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 <text:line-break/><text:line-break/>至於1980年的改革開放更是奇蹟了，而且中共在其中也遇到很多困難，比方官倒，比方間接導致64的88-89年價格闖關，比方90年代國企下崗，中共犯了很多錯誤，但得到的成就也非常可觀，慢慢使中國恢復到過往在世界應有的龍頭地位 <text:line-break/><text:line-break/>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 <text:line-break/><text:line-break/>西方世界今天的教育，就是把非西方國家的政治文化以及人物等等，臉譜化，妖魔化，就比方女權跟反猶，40年代前蘇聯都遠遠做得比英國美國好。今天的中國，在歐美人眼中只有兩種人，一種是被共產黨洗腦的奴隸另一種是被共產黨壓迫的受害者，他們之中沒有一個真正活生生的人。</text:p>
      <text:p text:style-name="P2">許世勤   |  2021.09.03 12:13   |   <text:a xlink:type="simple" xlink:href="http://palinfo.habago.org/Entry?Command=Information_PrintForum#FORUM40944"><text:span text:style-name="T4">#</text:span></text:a></text:p>
      <text:p text:style-name="P4">關於西安地鐵站的事件，地鐵站的官員有七人受到了當局處分， <text:line-break/>至於粗暴將女乘客拖出列車的保安則被停職。 <text:line-break/><text:line-break/>相關新聞： <text:line-break/><text:a xlink:type="simple" xlink:href="https://www.globaltimes.cn/page/202109/1233227.shtml"><text:span text:style-name="T2">https://www.globaltimes.cn/page/202109/1233227.shtml</text:span></text:a><text:span text:style-name="T2"> </text:span><text:line-break/><text:line-break/>前陣子美國司法對於在Capitol riot執法不當的警察，則是做出了不起訴處分。 <text:line-break/>其實在BLM以前，美國警察不當執法者又有多少受到處分？ <text:line-break/>即使是BLM開始並且擴大運動範圍後，美國警察的粗暴執法仍舊被輕輕放下。 <text:line-break/><text:line-break/>中國大陸當局經常強調「依法治國」，法治的原則就在一些小細節中展現。 <text:line-break/>反觀美國，不當執法一直是個重大問題，美國的政客似乎也無心於改善這些問題。 </text:p>
      <text:p text:style-name="P2">陳真   |  2021.09.03 11:47   |   <text:a xlink:type="simple" xlink:href="http://palinfo.habago.org/Entry?Command=Information_PrintForum#FORUM40943"><text:span text:style-name="T4">#</text:span></text:a></text:p>
      <text:p text:style-name="P3">最近西安地鐵站有個女乘客，不知何故，與其他乘客發生口角及肢體衝突，一個人戰好幾個，車內陷入混亂。後來，地鐵到站，保安出面，勸導不聽後，硬把她拖出車廂。拖拉的過程中扯破衣服，下半身只剩內褲，非常狼狽。 <text:line-break/><text:line-break/>我自然也不會同意這麼粗暴的保安手法，畢竟對方手無寸鐵，一個弱女子哪需要這樣對待？很多大陸網民也大表反感。 <text:line-break/><text:line-break/>可是，台灣媒體馬上大幅報導，居然一下又扯到 "體制" 問題，亦即萬惡的共產黨才會有如此 "殘暴" 的行為。可是，我想，這事若發生在美國，很可能馬上會被警察當眾開槍擊斃或勒喉勒到死，而不只是拖出車廂。這時候，台灣媒體肯定又會說西方國家法治嚴謹，公權力伸張云云。</text:p>
      <text:p text:style-name="P2">許世勤   |  2021.09.03 10:44   |   <text:a xlink:type="simple" xlink:href="http://palinfo.habago.org/Entry?Command=Information_PrintForum#FORUM40942"><text:span text:style-name="T4">#</text:span></text:a></text:p>
      <text:p text:style-name="P4">大約一個月前，河南鄭州因為暴雨，大量洪水灌入地鐵造成死亡， <text:line-break/>那個時候除了疫苗的相關新聞外，三不五時台灣的媒體都在報導鄭州水患。 <text:line-break/>台灣就在那個時候「特別」關心大陸，甚至不時有言論宣稱大陸因為「體制」的關係， <text:line-break/>所以水患才那麼嚴重。 <text:line-break/><text:line-break/>前後應該不到一個月的時間吧，現在同樣的場景發生在「紐約」， <text:line-break/>因為暴雨導致洪水灌入地鐵，目前已經造成42人喪生，台灣多數的媒體倒是靜悄悄的， <text:line-break/>也沒看見有人說美國因為「體制」的關係導致這麼嚴重的水患。 <text:line-break/>大家都說這是全球氣候變遷，這時又不是水患的問題了。 <text:line-break/><text:line-break/>諸如此類的「雙標」式自我感覺良好、報導， <text:line-break/>也包含了新冠肺炎、香港暴亂 vs. Capitol riot...等等。 <text:line-break/>想不到許多性質相同的事件竟然都在短短的時間中，分別在中國與美國上演， <text:line-break/>全世界也都明明白白地看見社會主義體制與資本主義體制在面對問題時的做法， <text:line-break/>同時也赤裸裸地展現了西方媒體是如何操作輿論、操作新聞。 </text:p>
      <text:p text:style-name="P2">許世勤   |  2021.09.03 08:50   |   <text:a xlink:type="simple" xlink:href="http://palinfo.habago.org/Entry?Command=Information_PrintForum#FORUM40941"><text:span text:style-name="T4">#</text:span></text:a></text:p>
      <text:p text:style-name="P3">如果給蘇聯統治了世界，那麼世界就會被關入鐵幕，真的嗎？ <text:line-break/>但你知道冷戰時期，蘇聯的全民醫療是世界最好的嗎？ <text:line-break/>蘇聯的崩潰並不是來自於體制的崩潰，而是誤信了美國的宣傳。 <text:line-break/>那是戰術上的失敗，但追求均富的戰略並沒有失敗。 <text:line-break/><text:line-break/>台灣不分藍綠，長期以來習慣接受美式宣傳，總以為美式民主有多麼高大上。 <text:line-break/><text:line-break/>新自由主義相當自由，財團可以告訴政府該怎麼做， <text:line-break/>軍工複合體、Big Pharma、Big Tech... <text:line-break/>只要掌握資本、控制傳媒，隨時可以遊說兩大黨做出符合自己利益的決定。 <text:line-break/><text:line-break/>你以為美國真的在意什麼人權、民主、自由？ <text:line-break/>我直接說了，美國的本質正是繼承了德國納粹、大英帝國以來的帝國主義。 <text:line-break/><text:line-break/>當一個可可工人一年的工資，竟然買不起一顆Godiva巧克力的時候， <text:line-break/>我相信自由主義確實很自由，但自由的是資本，人民則成為奴隸。 <text:line-break/><text:line-break/>不說別的，台灣這二十年來，通貨膨脹、薪資凍漲， <text:line-break/>有資本的人真的相當「自由」且透過各種合法的「民主」手段去配置資產， <text:line-break/>所以他們的資產很「民主自由」地成長了。 <text:line-break/>可是羊毛出在羊身上，資本的民主自由，來自於對一般受薪階級的剝削。 <text:line-break/>所以房奴、卡奴、車奴，各式各樣的奴隸。 <text:line-break/>隔三差五只要讓這些「奴隸」可以投個票，「奴隸們」就開心了， <text:line-break/>奴隸主繼續享用無窮無盡的資源，看著這些傻子連自己被怎麼搞的都不知道。 <text:line-break/><text:line-break/>而台灣的奴隸主，台灣的「奴隸們」以為自己選主子， <text:line-break/>結果這些「偉大的台灣人」要選個主子，主子還得去美國「面試」。 <text:line-break/><text:line-break/>如果你去過大陸，在大陸生活過，與當地人交流， <text:line-break/>只要你不是用某種有色鏡片去檢視大陸同胞，那你看到的其實就是人性。 <text:line-break/>人人都有追求幸福生活的權利，但美國的心態卻是American first， <text:line-break/>他統治世界的原則是「任何國家都不准超越美國」， <text:line-break/>所以過去有法國阿爾斯通，日本東芝，現在有中國華為。 <text:line-break/>任何經濟成長與科技進步的果實，必須「無償」奉獻給美國優先享用，豈有此理！ <text:line-break/><text:line-break/>在中國大陸，政府告訴財團應該怎麼做， <text:line-break/>漲價就該歸工、資本就該節制，這不也是三民主義中一再強調的？ <text:line-break/>任由這些有權有勢有錢的人「自由」，如同縱虎歸山， <text:line-break/>那麼普遍的人民就會變得不自由。 <text:line-break/><text:line-break/>美國過去想搞高鐵，但是在新自由主義原則下，一切產業皆私有化，最後什麼都沒搞成。 <text:line-break/>中國搞高鐵，現在中國的高鐵網是世界第一，而且還可以對外輸出。 <text:line-break/><text:line-break/>所以台灣需要的是解放，從這種美式宣傳的禁錮中被解放。 <text:line-break/>因為人民的眼睛被安上了「鐵幕」，所以你看到的蘇聯、中國、古巴就在鐵幕之中。 <text:line-break/>但我希望可以多點人擺脫鐵幕，好好去看一個又一個活生生的「人」。</text:p>
      <text:p text:style-name="P2">A hsin   |  2021.09.03 08:11   |   <text:a xlink:type="simple" xlink:href="http://palinfo.habago.org/Entry?Command=Information_PrintForum#FORUM40940"><text:span text:style-name="T4">#</text:span></text:a></text:p>
      <text:p text:style-name="P3">表面上罵「綠共」、「塔綠班」， <text:line-break/>事實上共產黨和塔利班都是美國爸爸想要你討厭的對象， <text:line-break/>這讓我覺得很多台灣人是淺碟文化，容易被媒體牽著走， <text:line-break/>這些人很多都沒有去過中國或阿富汗，也沒跟當地人聊過， <text:line-break/>沒有真正去了解，只是聽到主流聲音說不好，就認為是真的不好， <text:line-break/><text:line-break/>是不是跟從小教育有關，台灣人從小花大量時間讀書和補習， <text:line-break/>只是為了短時間內通過考試，有多少人是真的想了解學問背後的意涵， <text:line-break/>這習慣久而久之就會養成凡事都要求速效、低成本， <text:line-break/>容易被權威人士控制。</text:p>
      <text:p text:style-name="P2">陳真   |  2021.09.03 01:09   |   <text:a xlink:type="simple" xlink:href="http://palinfo.habago.org/Entry?Command=Information_PrintForum#FORUM40939"><text:span text:style-name="T4">#</text:span></text:a></text:p>
      <text:p text:style-name="P4">（再續） <text:line-break/><text:line-break/>我喜歡朋友，但不喜歡讀者，不喜歡支持者。這讓我始終很排斥成為一名公眾人物。套句R.M.RILKE的話，“所謂名聲，不過就是一切誤解的總和”。 <text:line-break/><text:line-break/>因此，朋友越多越好，至於讀者或支持者則敬謝不敏，因為他們往往只是讓我啞口無言而已。 <text:line-break/><text:line-break/>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 <text:line-break/><text:line-break/>問題是，如果你不能理解某種 “世界”，你如何可能理解在那個 “世界” 底下的片語隻字？ <text:line-break/><text:line-break/>因此，當讀者們又找到另外一些與其立場不合的片段時，他們馬上就會翻臉了。 <text:line-break/><text:line-break/>姑且撇開深沈的氣味問題不談，我們就光是只談所謂政治好了。各位讀者們，難道你從未想過在你痛罵綠色是一種腦殘的顏色的同時，你的腦子其實也不太靈光，一樣是泡過水的。 <text:line-break/><text:line-break/>比方說近幾年，到處都可以聽到這樣的痛罵，痛罵民進黨很壞，簡直就是共產黨！ <text:line-break/><text:line-break/>有夠蠢吧！還會有比這更蠢的嗎？那就好像說一個人很壞，簡直比德蕾莎修女還壞；某個人好自私，根本就是個耶穌。請問有這種比喻嗎？ <text:line-break/><text:line-break/>這意味著什麼？意味著這些表面上好像跟你的立場一致的讀者們，其實跟綠色生物的基因比較接近，只是顏色不同而已。 <text:line-break/><text:line-break/>最近又有所謂 “塔綠班” 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2">陳真   |  2021.09.03 00:22   |   <text:a xlink:type="simple" xlink:href="http://palinfo.habago.org/Entry?Command=Information_PrintForum#FORUM40938"><text:span text:style-name="T4">#</text:span></text:a></text:p>
      <text:p text:style-name="P3">（續） <text:line-break/><text:line-break/>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 <text:line-break/><text:line-break/>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 <text:line-break/><text:line-break/>為什麼呢？因為人與人之間關於道德也好、知識也罷的一切溝通，都必然必須植基於某種最基本的是非或定理，做為一切溝通的基礎。如果你連這樣一種基礎都不當一回事，一切溝通的可能性其實也就走到了盡頭。 <text:line-break/><text:line-break/>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 <text:line-break/><text:line-break/>各位懂我的意思吧？簡單說，一切討論，一切溝通，所有觀點以及所有知識與道德，都必然必須具有某種基礎，然後才有所謂觀點可言。 <text:line-break/><text:line-break/>人渣的特徵之一就是在一切的認知基礎上睜眼說瞎話，顛倒一切是非黑白與對錯。 <text:line-break/><text:line-break/>巴勒網的前身有好幾個，包括card228。早期的那些前身不算，三、四十年前的黨外文章也不算，就只從2003年若雪遇害及美軍入侵伊拉克算起，光這18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 <text:line-break/><text:line-break/>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 <text:line-break/><text:line-break/>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 <text:line-break/><text:line-break/>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 <text:line-break/><text:line-break/>談這些當然也很有意義，但是那種感覺就好像在欺騙人一樣 ，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 <text:line-break/><text:line-break/>我始終覺得，人與人之間心靈的距離不是來自階級，不是來自學經歷，不是來自任何觀點，而是來自基本的美感或氣味。所謂知音就是彼此對於美醜善惡的評價與感受具有某種深沈的相似性。 <text:line-break/><text:line-break/>我喜歡沈從文，喜歡維根斯坦，無非也只是因為他們的氣味與我相近。我跟他們彷彿呼吸著同樣的空氣。這樣一種關乎氣味的問題，當然又比政治上的基礎問題又更深刻不知道幾億萬光年了。題外話。</text:p>
      <text:p text:style-name="P2">陳真   |  2021.09.02 22:56   |   <text:a xlink:type="simple" xlink:href="http://palinfo.habago.org/Entry?Command=Information_PrintForum#FORUM40937"><text:span text:style-name="T4">#</text:span></text:a></text:p>
      <text:p text:style-name="P4">用點腦子再講話很難嗎？ <text:line-break/><text:line-break/>如果你願意告訴我你是誰，幾歲，什麼工作，教育程度，在哪工作或念書，叫什麼名字等等，讓我知道你的真實身份，我願意當你的家教，教你怎麼寫字、說話，怎麼想事情。 <text:line-break/><text:line-break/>為什麼我需要知道這些資訊呢？因為我不相信有人會有這麼蠢的想法的同時，卻又會有這麼強烈的動機想要把這麼蠢的想法不斷要張貼出來（我已經刪過很多次你的腦殘留言）。我不相信會有這種事。 <text:line-break/><text:line-break/>為什麼不可能有這種事，那就比方說我不懂電腦，但我卻愚蠢到以為自己是電腦天才或電腦大師，有可能嗎？有可能會蠢到這種地步嗎？幾乎不可能。我相信你只是故意來亂，這種行為很可恥很低能不是嗎？ <text:line-break/><text:line-break/>當然，還有一個可能性就是你也許只是個國中生或小學生。如果是這樣，那我也只能勸你回家去找你的把拔馬麻討論，請他們教教你怎麼想事情，怎麼看資料，怎麼形成觀點，怎麼表達看法。</text:p>
      <text:p text:style-name="P2">陳湯   |  2021.09.02 21:10   |   <text:a xlink:type="simple" xlink:href="http://palinfo.habago.org/Entry?Command=Information_PrintForum#FORUM40936"><text:span text:style-name="T4">#</text:span></text:a></text:p>
      <text:p text:style-name="P3">抱歉 有冒犯敬請見諒....不過美國有萬般不是 總比讓蘇聯與納粹統治世界好吧?美國充其量是讓大家經濟發展的同時上繳通貨膨脹稅 鑄幣稅 付費給美國金融機構 充當美國的加油站 蘇聯統治世界的話 我們三餐不繼還要感謝無產階級工人祖國 納粹統治世界.....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